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Review 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 table:number-columns-spanned="4" table:number-rows-spanned="1">
            <text:p>Homework 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Jordan Hordyk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3" office:value-type="percentage" office:value="0.1" calcext:value-type="percentage">
            <text:p>1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Ty Vredeveld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3" calcext:value-type="percentage">
            <text:p>3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Quentin Barnes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25" calcext:value-type="percentage">
            <text:p>2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David Choi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Thomas Woltjer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2" calcext:value-type="percentage">
            <text:p>2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Derek Fisher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ew 2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 table:number-columns-spanned="4" table:number-rows-spanned="1">
            <text:p>Homework 2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Jordan Hordyk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Ty Vredeveld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3" calcext:value-type="percentage">
            <text:p>3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Quentin Barnes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2" calcext:value-type="percentage">
            <text:p>2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David Choi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Thomas Woltjer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Derek Fisher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ew 3" table:style-name="ta1"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Homework 3</text:p>
          </table:table-cell>
          <table:covered-table-cell table:number-columns-repeated="2" table:style-name="ce1"/>
          <table:covered-table-cell/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4">
          <table:table-cell office:value-type="string" calcext:value-type="string" table:number-columns-spanned="1" table:number-rows-spanned="9">
            <text:p>Jordan Hordyk</text:p>
          </table:table-cell>
          <table:table-cell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/>
        </table:table-row>
        <table:table-row table:style-name="ro3">
          <table:covered-table-cell table:number-columns-repeated="2"/>
          <table:table-cell office:value-type="string" calcext:value-type="string">
            <text:p>Stays on topic during team meeting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covered-table-cell table:number-columns-repeated="2"/>
          <table:table-cell office:value-type="string" calcext:value-type="string">
            <text:p>Deals with conflict openly and respectfully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covered-table-cell table:number-columns-repeated="2"/>
          <table:table-cell office:value-type="string" calcext:value-type="string">
            <text:p>Does their share of the work</text:p>
          </table:table-cell>
          <table:table-cell table:style-name="ce3" office:value-type="percentage" office:value="0.25" calcext:value-type="percentage">
            <text:p>25.00%</text:p>
          </table:table-cell>
          <table:table-cell table:number-columns-repeated="2"/>
        </table:table-row>
        <table:table-row table:style-name="ro4">
          <table:covered-table-cell table:number-columns-repeated="2"/>
          <table:table-cell office:value-type="string" calcext:value-type="string">
            <text:p>Steps in to help others when nee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covered-table-cell/>
          <table:table-cell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eets deadlin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Is passionat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3">
          <table:table-cell office:value-type="string" calcext:value-type="string" table:number-columns-spanned="1" table:number-rows-spanned="9">
            <text:p>Ty Vredeveld</text:p>
          </table:table-cell>
          <table:table-cell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ays on topic during team meeting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Deals with conflict openly and respectfull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Does their share of the work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eps in to help others when need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covered-table-cell/>
          <table:table-cell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Is passiona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3">
          <table:table-cell office:value-type="string" calcext:value-type="string" table:number-columns-spanned="1" table:number-rows-spanned="9">
            <text:p>Quentin Barnes</text:p>
          </table:table-cell>
          <table:table-cell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ays on topic during team meeting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Does their share of the work</text:p>
          </table:table-cell>
          <table:table-cell table:style-name="ce4" office:value-type="percentage" office:value="0.25" calcext:value-type="percentage">
            <text:p>25.00%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covered-table-cell/>
          <table:table-cell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Is passiona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3">
          <table:table-cell office:value-type="string" calcext:value-type="string" table:number-columns-spanned="1" table:number-rows-spanned="9">
            <text:p>David Choi</text:p>
          </table:table-cell>
          <table:table-cell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ays on topic during team meeting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Does their share of the work</text:p>
          </table:table-cell>
          <table:table-cell table:style-name="ce4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eps in to help others when need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7">
          <table:covered-table-cell/>
          <table:table-cell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eets deadlin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Is passiona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3">
          <table:table-cell office:value-type="string" calcext:value-type="string" table:number-columns-spanned="1" table:number-rows-spanned="9">
            <text:p>Thomas Woltjer</text:p>
          </table:table-cell>
          <table:table-cell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ays on topic during team meeting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Does their share of the work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covered-table-cell/>
          <table:table-cell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eets deadlin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Is passiona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3">
          <table:table-cell office:value-type="string" calcext:value-type="string" table:number-columns-spanned="1" table:number-rows-spanned="9">
            <text:p>Derek Fisher</text:p>
          </table:table-cell>
          <table:table-cell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ays on topic during team meetin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Does their share of the work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Steps in to help others when need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covered-table-cell/>
          <table:table-cell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eets deadlin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Is passion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21:14:55.827275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0:11:24.455716709</meta:creation-date>
    <dc:date>2018-11-30T21:21:37.593067323</dc:date>
    <meta:editing-duration>PT14M9S</meta:editing-duration>
    <meta:editing-cycles>3</meta:editing-cycles>
    <meta:generator>LibreOffice/5.1.6.2$Linux_X86_64 LibreOffice_project/10m0$Build-2</meta:generator>
    <meta:document-statistic meta:table-count="3" meta:cell-count="399" meta:object-count="0"/>
  </office:meta>
</office:document-meta>
</file>